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4" style:family="graphic" style:parent-style-name="standard">
      <style:graphic-properties draw:marker-end="Small_20_Arrow" draw:marker-end-width="0.1cm" draw:textarea-horizontal-align="center" draw:textarea-vertical-align="middle"/>
    </style:style>
    <style:style style:name="gr5" style:family="graphic" style:parent-style-name="standard">
      <style:graphic-properties draw:stroke="none" fo:min-height="0.39cm"/>
    </style:style>
    <style:style style:name="gr6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3.875cm" svg:height="0.5cm" svg:x="11.251cm" svg:y="10cm">
          <text:p text:style-name="P1">interface0Id</text:p>
        </draw:rect>
        <draw:rect draw:style-name="gr1" draw:layer="layout" svg:width="7.749cm" svg:height="0.505cm" svg:x="11.251cm" svg:y="4cm">
          <text:p text:style-name="P1">extensionLevel</text:p>
        </draw:rect>
        <draw:rect draw:style-name="gr1" draw:layer="layout" svg:width="7.749cm" svg:height="0.5cm" svg:x="11.251cm" svg:y="4.5cm">
          <text:p text:style-name="P1"><text:span text:style-name="T1">size</text:span></text:p>
        </draw:rect>
        <draw:rect draw:style-name="gr1" draw:layer="layout" svg:width="7.749cm" svg:height="2.5cm" svg:x="11.251cm" svg:y="5.5cm">
          <text:p text:style-name="P1">Type Table</text:p>
        </draw:rect>
        <draw:rect draw:style-name="gr1" draw:layer="layout" svg:width="7.749cm" svg:height="0.5cm" svg:x="11.251cm" svg:y="5cm">
          <text:p text:style-name="P1">classNameAddr</text:p>
        </draw:rect>
        <draw:rect draw:style-name="gr1" draw:layer="layout" svg:width="3.875cm" svg:height="1cm" svg:x="11.251cm" svg:y="8.5cm">
          <text:p text:style-name="P2">interfaceNId</text:p>
          <text:p text:style-name="P2">⋮</text:p>
        </draw:rect>
        <draw:rect draw:style-name="gr1" draw:layer="layout" svg:width="3.875cm" svg:height="0.5cm" svg:x="15.126cm" svg:y="10cm">
          <text:p text:style-name="P2">interface0MethodOffset</text:p>
        </draw:rect>
        <draw:rect draw:style-name="gr1" draw:layer="layout" svg:width="3.875cm" svg:height="0.5cm" svg:x="11.251cm" svg:y="9.5cm">
          <text:p text:style-name="P1">interface1Id</text:p>
        </draw:rect>
        <draw:rect draw:style-name="gr1" draw:layer="layout" svg:width="3.875cm" svg:height="0.5cm" svg:x="15.126cm" svg:y="9.5cm">
          <text:p text:style-name="P2">interface1MethodOffset</text:p>
        </draw:rect>
        <draw:rect draw:style-name="gr1" draw:layer="layout" svg:width="3.875cm" svg:height="1cm" svg:x="15.126cm" svg:y="8.5cm">
          <text:p text:style-name="P2">interfaceNMethodOffset</text:p>
          <text:p text:style-name="P2">⋮</text:p>
        </draw:rect>
        <draw:line draw:style-name="gr2" draw:layer="layout" svg:x1="9.75cm" svg:y1="4.75cm" svg:x2="11.25cm" svg:y2="4.75cm">
          <text:p/>
        </draw:line>
        <draw:rect draw:style-name="gr1" draw:layer="layout" svg:width="6.5cm" svg:height="0.505cm" svg:x="1.75cm" svg:y="4cm">
          <text:p text:style-name="P1">ExtensionLevel (always 1)</text:p>
        </draw:rect>
        <draw:rect draw:style-name="gr1" draw:id="id2" draw:layer="layout" svg:width="6cm" svg:height="0.5cm" svg:x="2.25cm" svg:y="4.5cm">
          <text:p text:style-name="P1">arrayElementSize</text:p>
        </draw:rect>
        <draw:rect draw:style-name="gr1" draw:layer="layout" svg:width="6.5cm" svg:height="0.5cm" svg:x="1.75cm" svg:y="5.5cm">
          <text:p text:style-name="P1">baseClassAddr (java/lang/Object)</text:p>
        </draw:rect>
        <draw:rect draw:style-name="gr1" draw:layer="layout" svg:width="6.5cm" svg:height="0.5cm" svg:x="1.75cm" svg:y="5cm">
          <text:p text:style-name="P1"><text:span text:style-name="T1">lowerDimArrayTypeDesc</text:span></text:p>
        </draw:rect>
        <draw:line draw:style-name="gr3" draw:layer="layout" svg:x1="0.25cm" svg:y1="4.75cm" svg:x2="1.75cm" svg:y2="4.75cm">
          <text:p/>
        </draw:line>
        <draw:rect draw:style-name="gr1" draw:id="id1" draw:layer="layout" svg:width="6.5cm" svg:height="0.5cm" svg:x="1.751cm" svg:y="6cm">
          <text:p text:style-name="P1">addrOfThisTypeDesc</text:p>
        </draw:rect>
        <draw:connector draw:style-name="gr4" draw:layer="layout" svg:x1="8.251cm" svg:y1="6.25cm" svg:x2="8.25cm" svg:y2="4.75cm" draw:start-shape="id1" draw:start-glue-point="1" draw:end-shape="id2" draw:end-glue-point="1" svg:d="m8251 6250h501v-1500h-502">
          <text:p/>
        </draw:connector>
        <draw:frame draw:style-name="gr5" draw:text-style-name="P2" draw:layer="layout" svg:width="6.5cm" svg:height="0.64cm" svg:x="1.75cm" svg:y="7cm">
          <draw:text-box>
            <text:p text:style-name="P2">Array type descriptor</text:p>
          </draw:text-box>
        </draw:frame>
        <draw:frame draw:style-name="gr5" draw:text-style-name="P2" draw:layer="layout" svg:width="7.749cm" svg:height="0.64cm" svg:x="11.251cm" svg:y="11cm">
          <draw:text-box>
            <text:p text:style-name="P2">Class type descriptor</text:p>
          </draw:text-box>
        </draw:frame>
        <draw:rect draw:style-name="gr1" draw:layer="layout" svg:width="7.748cm" svg:height="0.5cm" svg:x="11.253cm" svg:y="8cm">
          <text:p text:style-name="P1">interfaceDelegateMethod</text:p>
        </draw:rect>
        <draw:rect draw:style-name="gr1" draw:layer="layout" svg:width="7.748cm" svg:height="3.75cm" svg:x="11.25cm" svg:y="0.25cm">
          <text:p text:style-name="P2">Method Table</text:p>
        </draw:rect>
        <draw:measure draw:style-name="gr6" draw:layer="measurelines" svg:x1="11.25cm" svg:y1="7.999cm" svg:x2="11.25cm" svg:y2="5.5cm">
          <text:p text:style-name="P3"><text:span text:style-name="T2"><text:measure text:kind="gap"/></text:span><text:span text:style-name="T2">TypeTableLength</text:span><text:span text:style-name="T3"><text:measure text:kind="gap"/></text:span></text:p>
        </draw:measure>
        <draw:rect draw:style-name="gr1" draw:layer="layout" svg:width="0.5cm" svg:height="0.5cm" svg:x="1.75cm" svg:y="4.5cm">
          <text:p text:style-name="P1">1</text:p>
        </draw:rect>
        <draw:rect draw:style-name="gr1" draw:layer="layout" svg:width="0.5cm" svg:height="0.5cm" svg:x="11.25cm" svg:y="4.5cm">
          <text:p text:style-name="P1">0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5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1-12-22T16:21:31.60</dc:date>
    <meta:printed-by>Martin Züger</meta:printed-by>
    <meta:print-date>2011-11-09T09:58:06.82</meta:print-date>
    <meta:editing-cycles>22</meta:editing-cycles>
    <meta:editing-duration>PT08H16M31S</meta:editing-duration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